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47.8" calcext:value-type="float">
            <text:p>47.8</text:p>
          </table:table-cell>
          <table:table-cell table:formula="of:=[.B443]*60" office:value-type="float" office:value="2868" calcext:value-type="float">
            <text:p>2868</text:p>
          </table:table-cell>
          <table:table-cell office:value-type="float" office:value="19.95" calcext:value-type="float">
            <text:p>19.95</text:p>
          </table:table-cell>
          <table:table-cell office:value-type="float" office:value="304" calcext:value-type="float">
            <text:p>304</text:p>
          </table:table-cell>
          <table:table-cell office:value-type="float" office:value="44.1" calcext:value-type="float">
            <text:p>44.1</text:p>
          </table:table-cell>
          <table:table-cell office:value-type="float" office:value="18.67" calcext:value-type="float">
            <text:p>18.67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43]/[.B443]*60" office:value-type="float" office:value="25.0418410041841" calcext:value-type="float">
            <text:p>25.0418410041841</text:p>
          </table:table-cell>
          <table:table-cell table:formula="of:=[.D443]/[.C443]/[.E443]" office:value-type="float" office:value="0.0000228817991631799" calcext:value-type="float">
            <text:p>2.28817991631799E-05</text:p>
          </table:table-cell>
          <table:table-cell table:formula="of:=[.M443] * 1.60934" office:value-type="float" office:value="0.000036824594665272" calcext:value-type="float">
            <text:p>3.6824594665272E-05</text:p>
          </table:table-cell>
          <table:table-cell table:formula="of:=[.N443]*1000" office:value-type="float" office:value="0.036824594665272" calcext:value-type="float">
            <text:p>0.036824594665272</text:p>
          </table:table-cell>
          <table:table-cell table:formula="of:=[.O443]*[.E443]" office:value-type="float" office:value="11.1946767782427" calcext:value-type="float">
            <text:p>11.194676778242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51.3" calcext:value-type="float">
            <text:p>51.3</text:p>
          </table:table-cell>
          <table:table-cell table:formula="of:=[.B444]*60" office:value-type="float" office:value="3078" calcext:value-type="float">
            <text:p>3078</text:p>
          </table:table-cell>
          <table:table-cell office:value-type="float" office:value="20.72" calcext:value-type="float">
            <text:p>20.72</text:p>
          </table:table-cell>
          <table:table-cell office:value-type="float" office:value="275" calcext:value-type="float">
            <text:p>275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791" calcext:value-type="float">
            <text:p>791</text:p>
          </table:table-cell>
          <table:table-cell office:value-type="float" office:value="706" calcext:value-type="float">
            <text:p>706</text:p>
          </table:table-cell>
          <table:table-cell table:formula="of:=[.D444]/[.B444]*60" office:value-type="float" office:value="24.233918128655" calcext:value-type="float">
            <text:p>24.233918128655</text:p>
          </table:table-cell>
          <table:table-cell table:formula="of:=[.D444]/[.C444]/[.E444]" office:value-type="float" office:value="0.0000244787051804596" calcext:value-type="float">
            <text:p>2.44787051804596E-05</text:p>
          </table:table-cell>
          <table:table-cell table:formula="of:=[.M444] * 1.60934" office:value-type="float" office:value="0.0000393945593951208" calcext:value-type="float">
            <text:p>3.93945593951208E-05</text:p>
          </table:table-cell>
          <table:table-cell table:formula="of:=[.N444]*1000" office:value-type="float" office:value="0.0393945593951208" calcext:value-type="float">
            <text:p>0.0393945593951208</text:p>
          </table:table-cell>
          <table:table-cell table:formula="of:=[.O444]*[.E444]" office:value-type="float" office:value="10.8335038336582" calcext:value-type="float">
            <text:p>10.8335038336582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48" calcext:value-type="float">
            <text:p>48</text:p>
          </table:table-cell>
          <table:table-cell table:formula="of:=[.B445]*60" office:value-type="float" office:value="2880" calcext:value-type="float">
            <text:p>2880</text:p>
          </table:table-cell>
          <table:table-cell office:value-type="float" office:value="20.23" calcext:value-type="float">
            <text:p>20.23</text:p>
          </table:table-cell>
          <table:table-cell office:value-type="float" office:value="313" calcext:value-type="float">
            <text:p>31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74" calcext:value-type="float">
            <text:p>874</text:p>
          </table:table-cell>
          <table:table-cell office:value-type="float" office:value="793" calcext:value-type="float">
            <text:p>793</text:p>
          </table:table-cell>
          <table:table-cell table:formula="of:=[.D445]/[.B445]*60" office:value-type="float" office:value="25.2875" calcext:value-type="float">
            <text:p>25.2875</text:p>
          </table:table-cell>
          <table:table-cell table:formula="of:=[.D445]/[.C445]/[.E445]" office:value-type="float" office:value="0.0000224418707845225" calcext:value-type="float">
            <text:p>2.24418707845225E-05</text:p>
          </table:table-cell>
          <table:table-cell table:formula="of:=[.M445] * 1.60934" office:value-type="float" office:value="0.0000361166003283635" calcext:value-type="float">
            <text:p>3.61166003283635E-05</text:p>
          </table:table-cell>
          <table:table-cell table:formula="of:=[.N445]*1000" office:value-type="float" office:value="0.0361166003283635" calcext:value-type="float">
            <text:p>0.0361166003283635</text:p>
          </table:table-cell>
          <table:table-cell table:formula="of:=[.O445]*[.E445]" office:value-type="float" office:value="11.3044959027778" calcext:value-type="float">
            <text:p>11.3044959027778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55.2" calcext:value-type="float">
            <text:p>55.2</text:p>
          </table:table-cell>
          <table:table-cell table:formula="of:=[.B446]*60" office:value-type="float" office:value="3312" calcext:value-type="float">
            <text:p>3312</text:p>
          </table:table-cell>
          <table:table-cell office:value-type="float" office:value="22.24" calcext:value-type="float">
            <text:p>22.24</text:p>
          </table:table-cell>
          <table:table-cell office:value-type="float" office:value="297" calcext:value-type="float">
            <text:p>29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805" calcext:value-type="float">
            <text:p>805</text:p>
          </table:table-cell>
          <table:table-cell table:formula="of:=[.D446]/[.B446]*60" office:value-type="float" office:value="24.1739130434783" calcext:value-type="float">
            <text:p>24.1739130434783</text:p>
          </table:table-cell>
          <table:table-cell table:formula="of:=[.D446]/[.C446]/[.E446]" office:value-type="float" office:value="0.0000226093462808439" calcext:value-type="float">
            <text:p>2.26093462808439E-05</text:p>
          </table:table-cell>
          <table:table-cell table:formula="of:=[.M446] * 1.60934" office:value-type="float" office:value="0.0000363861253436133" calcext:value-type="float">
            <text:p>3.63861253436133E-05</text:p>
          </table:table-cell>
          <table:table-cell table:formula="of:=[.N446]*1000" office:value-type="float" office:value="0.0363861253436133" calcext:value-type="float">
            <text:p>0.0363861253436133</text:p>
          </table:table-cell>
          <table:table-cell table:formula="of:=[.O446]*[.E446]" office:value-type="float" office:value="10.8066792270531" calcext:value-type="float">
            <text:p>10.8066792270531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float" office:value="48" calcext:value-type="float">
            <text:p>48</text:p>
          </table:table-cell>
          <table:table-cell table:formula="of:=[.B447]*60" office:value-type="float" office:value="2880" calcext:value-type="float">
            <text:p>2880</text:p>
          </table:table-cell>
          <table:table-cell office:value-type="float" office:value="20.06" calcext:value-type="float">
            <text:p>20.06</text:p>
          </table:table-cell>
          <table:table-cell office:value-type="float" office:value="301" calcext:value-type="float">
            <text:p>30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846" calcext:value-type="float">
            <text:p>846</text:p>
          </table:table-cell>
          <table:table-cell office:value-type="float" office:value="764" calcext:value-type="float">
            <text:p>764</text:p>
          </table:table-cell>
          <table:table-cell table:formula="of:=[.D447]/[.B447]*60" office:value-type="float" office:value="25.075" calcext:value-type="float">
            <text:p>25.075</text:p>
          </table:table-cell>
          <table:table-cell table:formula="of:=[.D447]/[.C447]/[.E447]" office:value-type="float" office:value="0.000023140457733481" calcext:value-type="float">
            <text:p>2.3140457733481E-05</text:p>
          </table:table-cell>
          <table:table-cell table:formula="of:=[.M447] * 1.60934" office:value-type="float" office:value="0.0000372408642488003" calcext:value-type="float">
            <text:p>3.72408642488003E-05</text:p>
          </table:table-cell>
          <table:table-cell table:formula="of:=[.N447]*1000" office:value-type="float" office:value="0.0372408642488003" calcext:value-type="float">
            <text:p>0.0372408642488003</text:p>
          </table:table-cell>
          <table:table-cell table:formula="of:=[.O447]*[.E447]" office:value-type="float" office:value="11.2095001388889" calcext:value-type="float">
            <text:p>11.2095001388889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float" office:value="49.3" calcext:value-type="float">
            <text:p>49.3</text:p>
          </table:table-cell>
          <table:table-cell table:formula="of:=[.B448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6" calcext:value-type="float">
            <text:p>306</text:p>
          </table:table-cell>
          <table:table-cell office:value-type="float" office:value="46.9" calcext:value-type="float">
            <text:p>46.9</text:p>
          </table:table-cell>
          <table:table-cell office:value-type="float" office:value="20.05" calcext:value-type="float">
            <text:p>20.05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48]/[.B448]*60" office:value-type="float" office:value="25.3630831643002" calcext:value-type="float">
            <text:p>25.3630831643002</text:p>
          </table:table-cell>
          <table:table-cell table:formula="of:=[.D448]/[.C448]/[.E448]" office:value-type="float" office:value="0.0000230238590816088" calcext:value-type="float">
            <text:p>2.30238590816088E-05</text:p>
          </table:table-cell>
          <table:table-cell table:formula="of:=[.M448] * 1.60934" office:value-type="float" office:value="0.0000370532173743962" calcext:value-type="float">
            <text:p>3.70532173743962E-05</text:p>
          </table:table-cell>
          <table:table-cell table:formula="of:=[.N448]*1000" office:value-type="float" office:value="0.0370532173743962" calcext:value-type="float">
            <text:p>0.0370532173743962</text:p>
          </table:table-cell>
          <table:table-cell table:formula="of:=[.O448]*[.E448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float" office:value="49.2" calcext:value-type="float">
            <text:p>49.2</text:p>
          </table:table-cell>
          <table:table-cell table:formula="of:=[.B449]*60" office:value-type="float" office:value="2952" calcext:value-type="float">
            <text:p>2952</text:p>
          </table:table-cell>
          <table:table-cell office:value-type="float" office:value="20.37" calcext:value-type="float">
            <text:p>20.37</text:p>
          </table:table-cell>
          <table:table-cell office:value-type="float" office:value="301" calcext:value-type="float">
            <text:p>30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3" calcext:value-type="float">
            <text:p>763</text:p>
          </table:table-cell>
          <table:table-cell table:formula="of:=[.D449]/[.B449]*60" office:value-type="float" office:value="24.8414634146341" calcext:value-type="float">
            <text:p>24.8414634146341</text:p>
          </table:table-cell>
          <table:table-cell table:formula="of:=[.D449]/[.C449]/[.E449]" office:value-type="float" office:value="0.0000229249385517111" calcext:value-type="float">
            <text:p>2.29249385517111E-05</text:p>
          </table:table-cell>
          <table:table-cell table:formula="of:=[.M449] * 1.60934" office:value-type="float" office:value="0.0000368940206088107" calcext:value-type="float">
            <text:p>3.68940206088107E-05</text:p>
          </table:table-cell>
          <table:table-cell table:formula="of:=[.N449]*1000" office:value-type="float" office:value="0.0368940206088107" calcext:value-type="float">
            <text:p>0.0368940206088107</text:p>
          </table:table-cell>
          <table:table-cell table:formula="of:=[.O449]*[.E449]" office:value-type="float" office:value="11.105100203252" calcext:value-type="float">
            <text:p>11.105100203252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float" office:value="46.3" calcext:value-type="float">
            <text:p>46.3</text:p>
          </table:table-cell>
          <table:table-cell table:formula="of:=[.B450]*60" office:value-type="float" office:value="2778" calcext:value-type="float">
            <text:p>2778</text:p>
          </table:table-cell>
          <table:table-cell office:value-type="float" office:value="19.64" calcext:value-type="float">
            <text:p>19.64</text:p>
          </table:table-cell>
          <table:table-cell office:value-type="float" office:value="311" calcext:value-type="float">
            <text:p>31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50]/[.B450]*60" office:value-type="float" office:value="25.451403887689" calcext:value-type="float">
            <text:p>25.451403887689</text:p>
          </table:table-cell>
          <table:table-cell table:formula="of:=[.D450]/[.C450]/[.E450]" office:value-type="float" office:value="0.0000227325865377715" calcext:value-type="float">
            <text:p>2.27325865377715E-05</text:p>
          </table:table-cell>
          <table:table-cell table:formula="of:=[.M450] * 1.60934" office:value-type="float" office:value="0.0000365844608186972" calcext:value-type="float">
            <text:p>3.65844608186972E-05</text:p>
          </table:table-cell>
          <table:table-cell table:formula="of:=[.N450]*1000" office:value-type="float" office:value="0.0365844608186972" calcext:value-type="float">
            <text:p>0.0365844608186972</text:p>
          </table:table-cell>
          <table:table-cell table:formula="of:=[.O450]*[.E450]" office:value-type="float" office:value="11.3777673146148" calcext:value-type="float">
            <text:p>11.3777673146148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49" calcext:value-type="float">
            <text:p>49</text:p>
          </table:table-cell>
          <table:table-cell table:formula="of:=[.B451]*60" office:value-type="float" office:value="2940" calcext:value-type="float">
            <text:p>2940</text:p>
          </table:table-cell>
          <table:table-cell office:value-type="float" office:value="18.88" calcext:value-type="float">
            <text:p>18.88</text:p>
          </table:table-cell>
          <table:table-cell office:value-type="float" office:value="295" calcext:value-type="float">
            <text:p>29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table:formula="of:=[.D451]/[.B451]*60" office:value-type="float" office:value="23.1183673469388" calcext:value-type="float">
            <text:p>23.1183673469388</text:p>
          </table:table-cell>
          <table:table-cell table:formula="of:=[.D451]/[.C451]/[.E451]" office:value-type="float" office:value="0.0000217687074829932" calcext:value-type="float">
            <text:p>2.17687074829932E-05</text:p>
          </table:table-cell>
          <table:table-cell table:formula="of:=[.M451] * 1.60934" office:value-type="float" office:value="0.0000350332517006803" calcext:value-type="float">
            <text:p>3.50332517006803E-05</text:p>
          </table:table-cell>
          <table:table-cell table:formula="of:=[.N451]*1000" office:value-type="float" office:value="0.0350332517006803" calcext:value-type="float">
            <text:p>0.0350332517006803</text:p>
          </table:table-cell>
          <table:table-cell table:formula="of:=[.O451]*[.E451]" office:value-type="float" office:value="10.3348092517007" calcext:value-type="float">
            <text:p>10.3348092517007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50" calcext:value-type="float">
            <text:p>50</text:p>
          </table:table-cell>
          <table:table-cell table:formula="of:=[.B452]*60" office:value-type="float" office:value="3000" calcext:value-type="float">
            <text:p>3000</text:p>
          </table:table-cell>
          <table:table-cell office:value-type="float" office:value="20.71" calcext:value-type="float">
            <text:p>20.71</text:p>
          </table:table-cell>
          <table:table-cell office:value-type="float" office:value="299" calcext:value-type="float">
            <text:p>29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37" calcext:value-type="float">
            <text:p>837</text:p>
          </table:table-cell>
          <table:table-cell office:value-type="float" office:value="757" calcext:value-type="float">
            <text:p>757</text:p>
          </table:table-cell>
          <table:table-cell table:formula="of:=[.D452]/[.B452]*60" office:value-type="float" office:value="24.852" calcext:value-type="float">
            <text:p>24.852</text:p>
          </table:table-cell>
          <table:table-cell table:formula="of:=[.D452]/[.C452]/[.E452]" office:value-type="float" office:value="0.0000230880713489409" calcext:value-type="float">
            <text:p>2.30880713489409E-05</text:p>
          </table:table-cell>
          <table:table-cell table:formula="of:=[.M452] * 1.60934" office:value-type="float" office:value="0.0000371565567447046" calcext:value-type="float">
            <text:p>3.71565567447046E-05</text:p>
          </table:table-cell>
          <table:table-cell table:formula="of:=[.N452]*1000" office:value-type="float" office:value="0.0371565567447046" calcext:value-type="float">
            <text:p>0.0371565567447046</text:p>
          </table:table-cell>
          <table:table-cell table:formula="of:=[.O452]*[.E452]" office:value-type="float" office:value="11.1098104666667" calcext:value-type="float">
            <text:p>11.109810466666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1" calcext:value-type="float">
            <text:p>47.1</text:p>
          </table:table-cell>
          <table:table-cell table:formula="of:=[.B453]*60" office:value-type="float" office:value="2826" calcext:value-type="float">
            <text:p>2826</text:p>
          </table:table-cell>
          <table:table-cell office:value-type="float" office:value="19.28" calcext:value-type="float">
            <text:p>19.28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797" calcext:value-type="float">
            <text:p>797</text:p>
          </table:table-cell>
          <table:table-cell office:value-type="float" office:value="717" calcext:value-type="float">
            <text:p>717</text:p>
          </table:table-cell>
          <table:table-cell table:formula="of:=[.D453]/[.B453]*60" office:value-type="float" office:value="24.5605095541401" calcext:value-type="float">
            <text:p>24.5605095541401</text:p>
          </table:table-cell>
          <table:table-cell table:formula="of:=[.D453]/[.C453]/[.E453]" office:value-type="float" office:value="0.0000232053189287038" calcext:value-type="float">
            <text:p>2.32053189287038E-05</text:p>
          </table:table-cell>
          <table:table-cell table:formula="of:=[.M453] * 1.60934" office:value-type="float" office:value="0.0000373452479647202" calcext:value-type="float">
            <text:p>3.73452479647202E-05</text:p>
          </table:table-cell>
          <table:table-cell table:formula="of:=[.N453]*1000" office:value-type="float" office:value="0.0373452479647202" calcext:value-type="float">
            <text:p>0.0373452479647202</text:p>
          </table:table-cell>
          <table:table-cell table:formula="of:=[.O453]*[.E453]" office:value-type="float" office:value="10.9795029016277" calcext:value-type="float">
            <text:p>10.979502901627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7" calcext:value-type="float">
            <text:p>47.7</text:p>
          </table:table-cell>
          <table:table-cell table:formula="of:=[.B454]*60" office:value-type="float" office:value="2862" calcext:value-type="float">
            <text:p>2862</text:p>
          </table:table-cell>
          <table:table-cell office:value-type="float" office:value="19.07" calcext:value-type="float">
            <text:p>19.07</text:p>
          </table:table-cell>
          <table:table-cell office:value-type="float" office:value="271" calcext:value-type="float">
            <text:p>27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454]/[.B454]*60" office:value-type="float" office:value="23.9874213836478" calcext:value-type="float">
            <text:p>23.9874213836478</text:p>
          </table:table-cell>
          <table:table-cell table:formula="of:=[.D454]/[.C454]/[.E454]" office:value-type="float" office:value="0.0000245873527917669" calcext:value-type="float">
            <text:p>2.45873527917669E-05</text:p>
          </table:table-cell>
          <table:table-cell table:formula="of:=[.M454] * 1.60934" office:value-type="float" office:value="0.0000395694103419022" calcext:value-type="float">
            <text:p>3.95694103419022E-05</text:p>
          </table:table-cell>
          <table:table-cell table:formula="of:=[.N454]*1000" office:value-type="float" office:value="0.0395694103419022" calcext:value-type="float">
            <text:p>0.0395694103419022</text:p>
          </table:table-cell>
          <table:table-cell table:formula="of:=[.O454]*[.E454]" office:value-type="float" office:value="10.7233102026555" calcext:value-type="float">
            <text:p>10.7233102026555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08/28/22</text:p>
          </table:table-cell>
          <table:table-cell office:value-type="float" office:value="50" calcext:value-type="float">
            <text:p>50</text:p>
          </table:table-cell>
          <table:table-cell table:formula="of:=[.B455]*60" office:value-type="float" office:value="3000" calcext:value-type="float">
            <text:p>3000</text:p>
          </table:table-cell>
          <table:table-cell office:value-type="float" office:value="20.36" calcext:value-type="float">
            <text:p>20.36</text:p>
          </table:table-cell>
          <table:table-cell office:value-type="float" office:value="286" calcext:value-type="float">
            <text:p>28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455]/[.B455]*60" office:value-type="float" office:value="24.432" calcext:value-type="float">
            <text:p>24.432</text:p>
          </table:table-cell>
          <table:table-cell table:formula="of:=[.D455]/[.C455]/[.E455]" office:value-type="float" office:value="0.0000237296037296037" calcext:value-type="float">
            <text:p>2.37296037296037E-05</text:p>
          </table:table-cell>
          <table:table-cell table:formula="of:=[.M455] * 1.60934" office:value-type="float" office:value="0.0000381890004662005" calcext:value-type="float">
            <text:p>3.81890004662005E-05</text:p>
          </table:table-cell>
          <table:table-cell table:formula="of:=[.N455]*1000" office:value-type="float" office:value="0.0381890004662005" calcext:value-type="float">
            <text:p>0.0381890004662005</text:p>
          </table:table-cell>
          <table:table-cell table:formula="of:=[.O455]*[.E455]" office:value-type="float" office:value="10.9220541333333" calcext:value-type="float">
            <text:p>10.922054133333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float" office:value="47.1" calcext:value-type="float">
            <text:p>47.1</text:p>
          </table:table-cell>
          <table:table-cell table:formula="of:=[.B456]*60" office:value-type="float" office:value="2826" calcext:value-type="float">
            <text:p>2826</text:p>
          </table:table-cell>
          <table:table-cell office:value-type="float" office:value="19.57" calcext:value-type="float">
            <text:p>19.57</text:p>
          </table:table-cell>
          <table:table-cell office:value-type="float" office:value="300" calcext:value-type="float">
            <text:p>300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table:formula="of:=[.D456]/[.B456]*60" office:value-type="float" office:value="24.9299363057325" calcext:value-type="float">
            <text:p>24.9299363057325</text:p>
          </table:table-cell>
          <table:table-cell table:formula="of:=[.D456]/[.C456]/[.E456]" office:value-type="float" office:value="0.0000230832743571597" calcext:value-type="float">
            <text:p>2.30832743571597E-05</text:p>
          </table:table-cell>
          <table:table-cell table:formula="of:=[.M456] * 1.60934" office:value-type="float" office:value="0.0000371488367539514" calcext:value-type="float">
            <text:p>3.71488367539514E-05</text:p>
          </table:table-cell>
          <table:table-cell table:formula="of:=[.N456]*1000" office:value-type="float" office:value="0.0371488367539514" calcext:value-type="float">
            <text:p>0.0371488367539514</text:p>
          </table:table-cell>
          <table:table-cell table:formula="of:=[.O456]*[.E456]" office:value-type="float" office:value="11.1446510261854" calcext:value-type="float">
            <text:p>11.1446510261854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float" office:value="49.4" calcext:value-type="float">
            <text:p>49.4</text:p>
          </table:table-cell>
          <table:table-cell table:formula="of:=[.B457]*60" office:value-type="float" office:value="2964" calcext:value-type="float">
            <text:p>2964</text:p>
          </table:table-cell>
          <table:table-cell office:value-type="float" office:value="20.25" calcext:value-type="float">
            <text:p>20.25</text:p>
          </table:table-cell>
          <table:table-cell office:value-type="float" office:value="289" calcext:value-type="float">
            <text:p>289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809" calcext:value-type="float">
            <text:p>809</text:p>
          </table:table-cell>
          <table:table-cell office:value-type="float" office:value="732" calcext:value-type="float">
            <text:p>732</text:p>
          </table:table-cell>
          <table:table-cell table:formula="of:=[.D457]/[.B457]*60" office:value-type="float" office:value="24.5951417004049" calcext:value-type="float">
            <text:p>24.5951417004049</text:p>
          </table:table-cell>
          <table:table-cell table:formula="of:=[.D457]/[.C457]/[.E457]" office:value-type="float" office:value="0.0000236400823725537" calcext:value-type="float">
            <text:p>2.36400823725537E-05</text:p>
          </table:table-cell>
          <table:table-cell table:formula="of:=[.M457] * 1.60934" office:value-type="float" office:value="0.0000380449301654456" calcext:value-type="float">
            <text:p>3.80449301654456E-05</text:p>
          </table:table-cell>
          <table:table-cell table:formula="of:=[.N457]*1000" office:value-type="float" office:value="0.0380449301654456" calcext:value-type="float">
            <text:p>0.0380449301654456</text:p>
          </table:table-cell>
          <table:table-cell table:formula="of:=[.O457]*[.E457]" office:value-type="float" office:value="10.9949848178138" calcext:value-type="float">
            <text:p>10.9949848178138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9/02/22</text:p>
          </table:table-cell>
          <table:table-cell office:value-type="float" office:value="46.5" calcext:value-type="float">
            <text:p>46.5</text:p>
          </table:table-cell>
          <table:table-cell table:formula="of:=[.B458]*60" office:value-type="float" office:value="2790" calcext:value-type="float">
            <text:p>2790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[.D458]/[.B458]*60" office:value-type="float" office:value="25.1483870967742" calcext:value-type="float">
            <text:p>25.1483870967742</text:p>
          </table:table-cell>
          <table:table-cell table:formula="of:=[.D458]/[.C458]/[.E458]" office:value-type="float" office:value="0.0000232081829981305" calcext:value-type="float">
            <text:p>2.32081829981305E-05</text:p>
          </table:table-cell>
          <table:table-cell table:formula="of:=[.M458] * 1.60934" office:value-type="float" office:value="0.0000373498572262113" calcext:value-type="float">
            <text:p>3.73498572262113E-05</text:p>
          </table:table-cell>
          <table:table-cell table:formula="of:=[.N458]*1000" office:value-type="float" office:value="0.0373498572262113" calcext:value-type="float">
            <text:p>0.0373498572262113</text:p>
          </table:table-cell>
          <table:table-cell table:formula="of:=[.O458]*[.E458]" office:value-type="float" office:value="11.2423070250896" calcext:value-type="float">
            <text:p>11.2423070250896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9/03/22</text:p>
          </table:table-cell>
          <table:table-cell office:value-type="float" office:value="50.3" calcext:value-type="float">
            <text:p>50.3</text:p>
          </table:table-cell>
          <table:table-cell table:formula="of:=[.B459]*60" office:value-type="float" office:value="3018" calcext:value-type="float">
            <text:p>3018</text:p>
          </table:table-cell>
          <table:table-cell office:value-type="float" office:value="21.03" calcext:value-type="float">
            <text:p>21.03</text:p>
          </table:table-cell>
          <table:table-cell office:value-type="float" office:value="301" calcext:value-type="float">
            <text:p>301</text:p>
          </table:table-cell>
          <table:table-cell office:value-type="float" office:value="44.4" calcext:value-type="float">
            <text:p>44.4</text:p>
          </table:table-cell>
          <table:table-cell office:value-type="float" office:value="18.85" calcext:value-type="float">
            <text:p>18.85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float" office:value="755" calcext:value-type="float">
            <text:p>755</text:p>
          </table:table-cell>
          <table:table-cell table:formula="of:=[.D459]/[.B459]*60" office:value-type="float" office:value="25.0854870775348" calcext:value-type="float">
            <text:p>25.0854870775348</text:p>
          </table:table-cell>
          <table:table-cell table:formula="of:=[.D459]/[.C459]/[.E459]" office:value-type="float" office:value="0.0000231501357304677" calcext:value-type="float">
            <text:p>2.31501357304677E-05</text:p>
          </table:table-cell>
          <table:table-cell table:formula="of:=[.M459] * 1.60934" office:value-type="float" office:value="0.0000372564394364709" calcext:value-type="float">
            <text:p>3.72564394364709E-05</text:p>
          </table:table-cell>
          <table:table-cell table:formula="of:=[.N459]*1000" office:value-type="float" office:value="0.0372564394364709" calcext:value-type="float">
            <text:p>0.0372564394364709</text:p>
          </table:table-cell>
          <table:table-cell table:formula="of:=[.O459]*[.E459]" office:value-type="float" office:value="11.2141882703777" calcext:value-type="float">
            <text:p>11.2141882703777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9/04/22</text:p>
          </table:table-cell>
          <table:table-cell office:value-type="float" office:value="53.2" calcext:value-type="float">
            <text:p>53.2</text:p>
          </table:table-cell>
          <table:table-cell table:formula="of:=[.B460]*60" office:value-type="float" office:value="3192" calcext:value-type="float">
            <text:p>3192</text:p>
          </table:table-cell>
          <table:table-cell office:value-type="float" office:value="22.22" calcext:value-type="float">
            <text:p>22.22</text:p>
          </table:table-cell>
          <table:table-cell office:value-type="float" office:value="300" calcext:value-type="float">
            <text:p>300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59" calcext:value-type="float">
            <text:p>859</text:p>
          </table:table-cell>
          <table:table-cell office:value-type="float" office:value="779" calcext:value-type="float">
            <text:p>779</text:p>
          </table:table-cell>
          <table:table-cell table:formula="of:=[.D460]/[.B460]*60" office:value-type="float" office:value="25.0601503759399" calcext:value-type="float">
            <text:p>25.0601503759399</text:p>
          </table:table-cell>
          <table:table-cell table:formula="of:=[.D460]/[.C460]/[.E460]" office:value-type="float" office:value="0.000023203842940685" calcext:value-type="float">
            <text:p>2.3203842940685E-05</text:p>
          </table:table-cell>
          <table:table-cell table:formula="of:=[.M460] * 1.60934" office:value-type="float" office:value="0.0000373428725981621" calcext:value-type="float">
            <text:p>3.73428725981621E-05</text:p>
          </table:table-cell>
          <table:table-cell table:formula="of:=[.N460]*1000" office:value-type="float" office:value="0.0373428725981621" calcext:value-type="float">
            <text:p>0.0373428725981621</text:p>
          </table:table-cell>
          <table:table-cell table:formula="of:=[.O460]*[.E460]" office:value-type="float" office:value="11.2028617794486" calcext:value-type="float">
            <text:p>11.2028617794486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09/05/22</text:p>
          </table:table-cell>
          <table:table-cell office:value-type="float" office:value="62.1" calcext:value-type="float">
            <text:p>62.1</text:p>
          </table:table-cell>
          <table:table-cell table:formula="of:=[.B461]*60" office:value-type="float" office:value="3726" calcext:value-type="float">
            <text:p>3726</text:p>
          </table:table-cell>
          <table:table-cell office:value-type="float" office:value="26.25" calcext:value-type="float">
            <text:p>26.25</text:p>
          </table:table-cell>
          <table:table-cell office:value-type="float" office:value="316" calcext:value-type="float">
            <text:p>316</text:p>
          </table:table-cell>
          <table:table-cell office:value-type="float" office:value="57.1" calcext:value-type="float">
            <text:p>57.1</text:p>
          </table:table-cell>
          <table:table-cell office:value-type="float" office:value="24.45" calcext:value-type="float">
            <text:p>24.45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1148" calcext:value-type="float">
            <text:p>1148</text:p>
          </table:table-cell>
          <table:table-cell office:value-type="float" office:value="1040" calcext:value-type="float">
            <text:p>1040</text:p>
          </table:table-cell>
          <table:table-cell table:formula="of:=[.D461]/[.B461]*60" office:value-type="float" office:value="25.3623188405797" calcext:value-type="float">
            <text:p>25.3623188405797</text:p>
          </table:table-cell>
          <table:table-cell table:formula="of:=[.D461]/[.C461]/[.E461]" office:value-type="float" office:value="0.0000222945840722396" calcext:value-type="float">
            <text:p>2.22945840722396E-05</text:p>
          </table:table-cell>
          <table:table-cell table:formula="of:=[.M461] * 1.60934" office:value-type="float" office:value="0.000035879565930818" calcext:value-type="float">
            <text:p>3.5879565930818E-05</text:p>
          </table:table-cell>
          <table:table-cell table:formula="of:=[.N461]*1000" office:value-type="float" office:value="0.035879565930818" calcext:value-type="float">
            <text:p>0.035879565930818</text:p>
          </table:table-cell>
          <table:table-cell table:formula="of:=[.O461]*[.E461]" office:value-type="float" office:value="11.3379428341385" calcext:value-type="float">
            <text:p>11.3379428341385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float" office:value="44.5" calcext:value-type="float">
            <text:p>44.5</text:p>
          </table:table-cell>
          <table:table-cell table:formula="of:=[.B462]*60" office:value-type="float" office:value="2670" calcext:value-type="float">
            <text:p>2670</text:p>
          </table:table-cell>
          <table:table-cell office:value-type="float" office:value="18.85" calcext:value-type="float">
            <text:p>18.85</text:p>
          </table:table-cell>
          <table:table-cell office:value-type="float" office:value="316" calcext:value-type="float">
            <text:p>316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462]/[.B462]*60" office:value-type="float" office:value="25.4157303370787" calcext:value-type="float">
            <text:p>25.4157303370787</text:p>
          </table:table-cell>
          <table:table-cell table:formula="of:=[.D462]/[.C462]/[.E462]" office:value-type="float" office:value="0.0000223415351064334" calcext:value-type="float">
            <text:p>2.23415351064334E-05</text:p>
          </table:table-cell>
          <table:table-cell table:formula="of:=[.M462] * 1.60934" office:value-type="float" office:value="0.0000359551261081876" calcext:value-type="float">
            <text:p>3.59551261081876E-05</text:p>
          </table:table-cell>
          <table:table-cell table:formula="of:=[.N462]*1000" office:value-type="float" office:value="0.0359551261081875" calcext:value-type="float">
            <text:p>0.0359551261081875</text:p>
          </table:table-cell>
          <table:table-cell table:formula="of:=[.O462]*[.E462]" office:value-type="float" office:value="11.3618198501873" calcext:value-type="float">
            <text:p>11.3618198501873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office:value-type="float" office:value="44.5" calcext:value-type="float">
            <text:p>44.5</text:p>
          </table:table-cell>
          <table:table-cell table:formula="of:=[.B463]*60" office:value-type="float" office:value="2670" calcext:value-type="float">
            <text:p>2670</text:p>
          </table:table-cell>
          <table:table-cell office:value-type="float" office:value="18.73" calcext:value-type="float">
            <text:p>18.73</text:p>
          </table:table-cell>
          <table:table-cell office:value-type="float" office:value="309" calcext:value-type="float">
            <text:p>309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791" calcext:value-type="float">
            <text:p>791</text:p>
          </table:table-cell>
          <table:table-cell office:value-type="float" office:value="718" calcext:value-type="float">
            <text:p>718</text:p>
          </table:table-cell>
          <table:table-cell table:formula="of:=[.D463]/[.B463]*60" office:value-type="float" office:value="25.2539325842697" calcext:value-type="float">
            <text:p>25.2539325842697</text:p>
          </table:table-cell>
          <table:table-cell table:formula="of:=[.D463]/[.C463]/[.E463]" office:value-type="float" office:value="0.0000227022047683115" calcext:value-type="float">
            <text:p>2.27022047683115E-05</text:p>
          </table:table-cell>
          <table:table-cell table:formula="of:=[.M463] * 1.60934" office:value-type="float" office:value="0.0000365355662218344" calcext:value-type="float">
            <text:p>3.65355662218344E-05</text:p>
          </table:table-cell>
          <table:table-cell table:formula="of:=[.N463]*1000" office:value-type="float" office:value="0.0365355662218344" calcext:value-type="float">
            <text:p>0.0365355662218344</text:p>
          </table:table-cell>
          <table:table-cell table:formula="of:=[.O463]*[.E463]" office:value-type="float" office:value="11.2894899625468" calcext:value-type="float">
            <text:p>11.2894899625468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09/10/22</text:p>
          </table:table-cell>
          <table:table-cell/>
          <table:table-cell table:formula="of:=[.B464]*6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date" office:date-value="2022-09-11" calcext:value-type="date">
            <text:p>09/11/22</text:p>
          </table:table-cell>
          <table:table-cell office:value-type="float" office:value="46.7" calcext:value-type="float">
            <text:p>46.7</text:p>
          </table:table-cell>
          <table:table-cell table:formula="of:=[.B465]*60" office:value-type="float" office:value="2802" calcext:value-type="float">
            <text:p>2802</text:p>
          </table:table-cell>
          <table:table-cell office:value-type="float" office:value="20.27" calcext:value-type="float">
            <text:p>20.27</text:p>
          </table:table-cell>
          <table:table-cell office:value-type="float" office:value="330" calcext:value-type="float">
            <text:p>330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465]/[.B465]*60" office:value-type="float" office:value="26.0428265524625" calcext:value-type="float">
            <text:p>26.0428265524625</text:p>
          </table:table-cell>
          <table:table-cell table:formula="of:=[.D465]/[.C465]/[.E465]" office:value-type="float" office:value="0.0000219215711721065" calcext:value-type="float">
            <text:p>2.19215711721065E-05</text:p>
          </table:table-cell>
          <table:table-cell table:formula="of:=[.M465] * 1.60934" office:value-type="float" office:value="0.0000352792613501179" calcext:value-type="float">
            <text:p>3.52792613501179E-05</text:p>
          </table:table-cell>
          <table:table-cell table:formula="of:=[.N465]*1000" office:value-type="float" office:value="0.0352792613501179" calcext:value-type="float">
            <text:p>0.0352792613501179</text:p>
          </table:table-cell>
          <table:table-cell table:formula="of:=[.O465]*[.E465]" office:value-type="float" office:value="11.6421562455389" calcext:value-type="float">
            <text:p>11.6421562455389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float" office:value="47.1" calcext:value-type="float">
            <text:p>47.1</text:p>
          </table:table-cell>
          <table:table-cell table:formula="of:=[.B466]*60" office:value-type="float" office:value="2826" calcext:value-type="float">
            <text:p>2826</text:p>
          </table:table-cell>
          <table:table-cell office:value-type="float" office:value="19.51" calcext:value-type="float">
            <text:p>19.51</text:p>
          </table:table-cell>
          <table:table-cell office:value-type="float" office:value="303" calcext:value-type="float">
            <text:p>303</text:p>
          </table:table-cell>
          <table:table-cell office:value-type="float" office:value="44.8" calcext:value-type="float">
            <text:p>44.8</text:p>
          </table:table-cell>
          <table:table-cell office:value-type="float" office:value="18.91" calcext:value-type="float">
            <text:p>18.91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66]/[.B466]*60" office:value-type="float" office:value="24.8535031847134" calcext:value-type="float">
            <text:p>24.8535031847134</text:p>
          </table:table-cell>
          <table:table-cell table:formula="of:=[.D466]/[.C466]/[.E466]" office:value-type="float" office:value="0.0000227846563849591" calcext:value-type="float">
            <text:p>2.27846563849591E-05</text:p>
          </table:table-cell>
          <table:table-cell table:formula="of:=[.M466] * 1.60934" office:value-type="float" office:value="0.0000366682589065701" calcext:value-type="float">
            <text:p>3.66682589065701E-05</text:p>
          </table:table-cell>
          <table:table-cell table:formula="of:=[.N466]*1000" office:value-type="float" office:value="0.0366682589065701" calcext:value-type="float">
            <text:p>0.0366682589065701</text:p>
          </table:table-cell>
          <table:table-cell table:formula="of:=[.O466]*[.E466]" office:value-type="float" office:value="11.1104824486907" calcext:value-type="float">
            <text:p>11.1104824486907</text:p>
          </table:table-cell>
          <table:table-cell table:number-columns-repeated="3"/>
        </table:table-row>
        <table:table-row table:style-name="ro1">
          <table:table-cell office:value-type="date" office:date-value="2022-09-14" calcext:value-type="date">
            <text:p>09/14/22</text:p>
          </table:table-cell>
          <table:table-cell office:value-type="float" office:value="48.3" calcext:value-type="float">
            <text:p>48.3</text:p>
          </table:table-cell>
          <table:table-cell table:formula="of:=[.B467]*60" office:value-type="float" office:value="2898" calcext:value-type="float">
            <text:p>2898</text:p>
          </table:table-cell>
          <table:table-cell office:value-type="float" office:value="20.17" calcext:value-type="float">
            <text:p>20.17</text:p>
          </table:table-cell>
          <table:table-cell office:value-type="float" office:value="301" calcext:value-type="float">
            <text:p>301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47" calcext:value-type="float">
            <text:p>847</text:p>
          </table:table-cell>
          <table:table-cell office:value-type="float" office:value="766" calcext:value-type="float">
            <text:p>766</text:p>
          </table:table-cell>
          <table:table-cell table:formula="of:=[.D467]/[.B467]*60" office:value-type="float" office:value="25.055900621118" calcext:value-type="float">
            <text:p>25.055900621118</text:p>
          </table:table-cell>
          <table:table-cell table:formula="of:=[.D467]/[.C467]/[.E467]" office:value-type="float" office:value="0.0000231228318762625" calcext:value-type="float">
            <text:p>2.31228318762625E-05</text:p>
          </table:table-cell>
          <table:table-cell table:formula="of:=[.M467] * 1.60934" office:value-type="float" office:value="0.0000372124982517443" calcext:value-type="float">
            <text:p>3.72124982517443E-05</text:p>
          </table:table-cell>
          <table:table-cell table:formula="of:=[.N467]*1000" office:value-type="float" office:value="0.0372124982517443" calcext:value-type="float">
            <text:p>0.0372124982517443</text:p>
          </table:table-cell>
          <table:table-cell table:formula="of:=[.O467]*[.E467]" office:value-type="float" office:value="11.200961973775" calcext:value-type="float">
            <text:p>11.200961973775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09/16/22</text:p>
          </table:table-cell>
          <table:table-cell office:value-type="float" office:value="47.3" calcext:value-type="float">
            <text:p>47.3</text:p>
          </table:table-cell>
          <table:table-cell table:formula="of:=[.B468]*60" office:value-type="float" office:value="2838" calcext:value-type="float">
            <text:p>2838</text:p>
          </table:table-cell>
          <table:table-cell office:value-type="float" office:value="18.98" calcext:value-type="float">
            <text:p>18.98</text:p>
          </table:table-cell>
          <table:table-cell office:value-type="float" office:value="284" calcext:value-type="float">
            <text:p>284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794" calcext:value-type="float">
            <text:p>794</text:p>
          </table:table-cell>
          <table:table-cell office:value-type="float" office:value="711" calcext:value-type="float">
            <text:p>711</text:p>
          </table:table-cell>
          <table:table-cell table:formula="of:=[.D468]/[.B468]*60" office:value-type="float" office:value="24.0761099365751" calcext:value-type="float">
            <text:p>24.0761099365751</text:p>
          </table:table-cell>
          <table:table-cell table:formula="of:=[.D468]/[.C468]/[.E468]" office:value-type="float" office:value="0.0000235486208299834" calcext:value-type="float">
            <text:p>2.35486208299834E-05</text:p>
          </table:table-cell>
          <table:table-cell table:formula="of:=[.M468] * 1.60934" office:value-type="float" office:value="0.0000378977374465255" calcext:value-type="float">
            <text:p>3.78977374465255E-05</text:p>
          </table:table-cell>
          <table:table-cell table:formula="of:=[.N468]*1000" office:value-type="float" office:value="0.0378977374465255" calcext:value-type="float">
            <text:p>0.0378977374465255</text:p>
          </table:table-cell>
          <table:table-cell table:formula="of:=[.O468]*[.E468]" office:value-type="float" office:value="10.7629574348132" calcext:value-type="float">
            <text:p>10.7629574348132</text:p>
          </table:table-cell>
          <table:table-cell table:number-columns-repeated="3"/>
        </table:table-row>
        <table:table-row table:style-name="ro1">
          <table:table-cell office:value-type="date" office:date-value="2022-09-18" calcext:value-type="date">
            <text:p>09/18/22</text:p>
          </table:table-cell>
          <table:table-cell office:value-type="float" office:value="50.9" calcext:value-type="float">
            <text:p>50.9</text:p>
          </table:table-cell>
          <table:table-cell table:formula="of:=[.B469]*60" office:value-type="float" office:value="3054" calcext:value-type="float">
            <text:p>3054</text:p>
          </table:table-cell>
          <table:table-cell office:value-type="float" office:value="21.27" calcext:value-type="float">
            <text:p>21.27</text:p>
          </table:table-cell>
          <table:table-cell office:value-type="float" office:value="305" calcext:value-type="float">
            <text:p>305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873" calcext:value-type="float">
            <text:p>873</text:p>
          </table:table-cell>
          <table:table-cell office:value-type="float" office:value="792" calcext:value-type="float">
            <text:p>792</text:p>
          </table:table-cell>
          <table:table-cell table:formula="of:=[.D469]/[.B469]*60" office:value-type="float" office:value="25.0726915520629" calcext:value-type="float">
            <text:p>25.0726915520629</text:p>
          </table:table-cell>
          <table:table-cell table:formula="of:=[.D469]/[.C469]/[.E469]" office:value-type="float" office:value="0.0000228348739089826" calcext:value-type="float">
            <text:p>2.28348739089826E-05</text:p>
          </table:table-cell>
          <table:table-cell table:formula="of:=[.M469] * 1.60934" office:value-type="float" office:value="0.000036749075976682" calcext:value-type="float">
            <text:p>3.6749075976682E-05</text:p>
          </table:table-cell>
          <table:table-cell table:formula="of:=[.N469]*1000" office:value-type="float" office:value="0.036749075976682" calcext:value-type="float">
            <text:p>0.036749075976682</text:p>
          </table:table-cell>
          <table:table-cell table:formula="of:=[.O469]*[.E469]" office:value-type="float" office:value="11.208468172888" calcext:value-type="float">
            <text:p>11.208468172888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float" office:value="46.3" calcext:value-type="float">
            <text:p>46.3</text:p>
          </table:table-cell>
          <table:table-cell table:formula="of:=[.B470]*60" office:value-type="float" office:value="2778" calcext:value-type="float">
            <text:p>2778</text:p>
          </table:table-cell>
          <table:table-cell office:value-type="float" office:value="18.8" calcext:value-type="float">
            <text:p>18.8</text:p>
          </table:table-cell>
          <table:table-cell office:value-type="float" office:value="294" calcext:value-type="float">
            <text:p>294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789" calcext:value-type="float">
            <text:p>789</text:p>
          </table:table-cell>
          <table:table-cell office:value-type="float" office:value="711" calcext:value-type="float">
            <text:p>711</text:p>
          </table:table-cell>
          <table:table-cell table:formula="of:=[.D470]/[.B470]*60" office:value-type="float" office:value="24.3628509719223" calcext:value-type="float">
            <text:p>24.3628509719223</text:p>
          </table:table-cell>
          <table:table-cell table:formula="of:=[.D470]/[.C470]/[.E470]" office:value-type="float" office:value="0.0000230185666779311" calcext:value-type="float">
            <text:p>2.30185666779311E-05</text:p>
          </table:table-cell>
          <table:table-cell table:formula="of:=[.M470] * 1.60934" office:value-type="float" office:value="0.0000370447000974616" calcext:value-type="float">
            <text:p>3.70447000974616E-05</text:p>
          </table:table-cell>
          <table:table-cell table:formula="of:=[.N470]*1000" office:value-type="float" office:value="0.0370447000974616" calcext:value-type="float">
            <text:p>0.0370447000974616</text:p>
          </table:table-cell>
          <table:table-cell table:formula="of:=[.O470]*[.E470]" office:value-type="float" office:value="10.8911418286537" calcext:value-type="float">
            <text:p>10.8911418286537</text:p>
          </table:table-cell>
          <table:table-cell table:number-columns-repeated="3"/>
        </table:table-row>
        <table:table-row table:style-name="ro1">
          <table:table-cell office:value-type="date" office:date-value="2022-12-03" calcext:value-type="date">
            <text:p>12/03/22</text:p>
          </table:table-cell>
          <table:table-cell office:value-type="float" office:value="47" calcext:value-type="float">
            <text:p>47</text:p>
          </table:table-cell>
          <table:table-cell table:formula="of:=[.B471]*60" office:value-type="float" office:value="2820" calcext:value-type="float">
            <text:p>2820</text:p>
          </table:table-cell>
          <table:table-cell office:value-type="float" office:value="19.63" calcext:value-type="float">
            <text:p>19.63</text:p>
          </table:table-cell>
          <table:table-cell office:value-type="float" office:value="301" calcext:value-type="float">
            <text:p>301</text:p>
          </table:table-cell>
          <table:table-cell office:value-type="float" office:value="41.3" calcext:value-type="float">
            <text:p>41.3</text:p>
          </table:table-cell>
          <table:table-cell office:value-type="float" office:value="17.83" calcext:value-type="float">
            <text:p>17.83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796" calcext:value-type="float">
            <text:p>796</text:p>
          </table:table-cell>
          <table:table-cell office:value-type="float" office:value="716" calcext:value-type="float">
            <text:p>716</text:p>
          </table:table-cell>
          <table:table-cell table:formula="of:=[.D471]/[.B471]*60" office:value-type="float" office:value="25.0595744680851" calcext:value-type="float">
            <text:p>25.0595744680851</text:p>
          </table:table-cell>
          <table:table-cell table:formula="of:=[.D471]/[.C471]/[.E471]" office:value-type="float" office:value="0.0000231262222850545" calcext:value-type="float">
            <text:p>2.31262222850545E-05</text:p>
          </table:table-cell>
          <table:table-cell table:formula="of:=[.M471] * 1.60934" office:value-type="float" office:value="0.0000372179545722297" calcext:value-type="float">
            <text:p>3.72179545722297E-05</text:p>
          </table:table-cell>
          <table:table-cell table:formula="of:=[.N471]*1000" office:value-type="float" office:value="0.0372179545722297" calcext:value-type="float">
            <text:p>0.0372179545722297</text:p>
          </table:table-cell>
          <table:table-cell table:formula="of:=[.O471]*[.E471]" office:value-type="float" office:value="11.2026043262411" calcext:value-type="float">
            <text:p>11.2026043262411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71])" office:value-type="float" office:value="0.0000258225040198724" calcext:value-type="float">
            <text:p>2.58225040198724E-05</text:p>
          </table:table-cell>
          <table:table-cell table:formula="of:=AVERAGE([.N2:.N471])" office:value-type="float" office:value="0.0000415571886193414" calcext:value-type="float">
            <text:p>4.15571886193414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12-03T21:29:54.503073918</dc:date>
    <meta:editing-duration>P1DT7H39M54S</meta:editing-duration>
    <meta:editing-cycles>203</meta:editing-cycles>
    <meta:generator>LibreOffice/7.4.3.2$Linux_X86_64 LibreOffice_project/40$Build-2</meta:generator>
    <meta:document-statistic meta:table-count="1" meta:cell-count="7304" meta:object-count="0"/>
  </office:meta>
</office:document-meta>
</file>